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: 3-14-2016</text:p>
      <text:p text:style-name="Standard">Update:</text:p>
      <text:p text:style-name="Standard">Created Database Schema</text:p>
      <text:p text:style-name="Standard">Created Create statements for Database setup</text:p>
      <text:p text:style-name="Standard">Created Recycle View for viewing all Transactions</text:p>
      <text:p text:style-name="Standard">Created View for Viewing and editing a Transaction (just view does nothing)</text:p>
      <text:p text:style-name="Standard">Created view and activity for adding Places</text:p>
      <text:p text:style-name="Standard"/>
      <text:p text:style-name="Standard">Problems Occurred:</text:p>
      <text:p text:style-name="Standard">Could not import code from Criminal intent (was going to use basis from another program previously written) had to remodel and start full app from scratch </text:p>
      <text:p text:style-name="Standard"/>
      <text:p text:style-name="Standard">Plans: </text:p>
      <text:p text:style-name="Standard">By 3-17-2016:</text:p>
      <text:p text:style-name="Standard"><text:tab/>Have database tied up to views and app</text:p>
      <text:p text:style-name="Standard"><text:tab/>Be able to enter in and keep Transactions</text:p>
      <text:p text:style-name="Standard"><text:tab/>Be able to have transactions and one other table communicating (Possibly using Places as that has an activity built and ready to use as of today)</text:p>
      <text:p text:style-name="Standard"/>
      <text:p text:style-name="Standard"/>
      <text:p text:style-name="P1">Date: 3-15-2016</text:p>
      <text:p text:style-name="Standard">Update:</text:p>
      <text:p text:style-name="Standard"><text:tab/>Added Updates to Recycler View upon <text:s/>editing a transaction</text:p>
      <text:p text:style-name="Standard"><text:tab/>Added a pager to swipe between Transactions rather than always have to return to the recycler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e Geiger</meta:initial-creator>
    <meta:creation-date>2016-03-15T14:23:01.83</meta:creation-date>
    <meta:generator>OpenOffice/4.1.1$Win32 OpenOffice.org_project/411m6$Build-9775</meta:generator>
    <dc:date>2016-03-15T17:21:22.24</dc:date>
    <dc:creator>Nicole Geiger</dc:creator>
    <meta:editing-duration>PT2H58M21S</meta:editing-duration>
    <meta:editing-cycles>3</meta:editing-cycles>
    <meta:document-statistic meta:table-count="0" meta:image-count="0" meta:object-count="0" meta:page-count="1" meta:paragraph-count="18" meta:word-count="139" meta:character-count="855"/>
  </office:meta>
</office:document-meta>
</file>